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MU Sans Serif Demi Condensed" svg:font-family="'CMU Sans Serif Demi Condensed'" style:font-family-generic="roman" style:font-pitch="variable"/>
    <style:font-face style:name="Droid Sans" svg:font-family="'Droid Sans'" style:font-family-generic="roman" style:font-pitch="variable"/>
    <style:font-face style:name="Times New Roman" svg:font-family="'Times New Roman'" style:font-family-generic="roman" style:font-pitch="variable"/>
    <style:font-face style:name="CMU Sans Serif Demi Condensed1" svg:font-family="'CMU Sans Serif Demi Condensed'" style:font-family-generic="swiss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svg:stroke-color="#c0c0c0" draw:stroke-linejoin="miter" draw:fill="solid" draw:fill-color="#666666"/>
    </style:style>
    <style:style style:name="gr5" style:family="graphic" style:parent-style-name="Label">
      <style:graphic-properties fo:min-width="1.729cm"/>
    </style:style>
    <style:style style:name="gr6" style:family="graphic" style:parent-style-name="Label">
      <style:graphic-properties fo:min-width="2.594cm"/>
    </style:style>
    <style:style style:name="gr7" style:family="graphic" style:parent-style-name="Label">
      <style:graphic-properties fo:min-width="4.749cm"/>
    </style:style>
    <style:style style:name="gr8" style:family="graphic" style:parent-style-name="Label">
      <style:graphic-properties fo:min-width="3.934cm"/>
    </style:style>
    <style:style style:name="gr9" style:family="graphic" style:parent-style-name="Label">
      <style:graphic-properties fo:min-width="3.458cm"/>
    </style:style>
    <style:style style:name="gr10" style:family="graphic" style:parent-style-name="Label">
      <style:graphic-properties fo:min-width="3.553cm"/>
    </style:style>
    <style:style style:name="gr11" style:family="graphic" style:parent-style-name="Label">
      <style:graphic-properties fo:min-width="1.421cm"/>
    </style:style>
    <style:style style:name="gr12" style:family="graphic" style:parent-style-name="standard">
      <style:graphic-properties draw:stroke="none" svg:stroke-color="#e6e6ff" draw:fill="none" draw:fill-color="#ffffff" draw:textarea-horizontal-align="left" draw:auto-grow-height="true" draw:auto-grow-width="true" fo:min-height="0cm" fo:min-width="3.636cm"/>
    </style:style>
    <style:style style:name="gr13" style:family="graphic" style:parent-style-name="Label">
      <style:graphic-properties fo:min-width="3.857cm"/>
    </style:style>
    <style:style style:name="gr14" style:family="graphic" style:parent-style-name="standard">
      <style:graphic-properties draw:stroke="none" svg:stroke-width="0.035cm" draw:stroke-linejoin="miter" draw:fill="solid" draw:fill-color="#666666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width="0.035cm" draw:stroke-linejoin="miter" draw:fill="solid" draw:fill-color="#ffffff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style:font-name="CMU Sans Serif Demi Condensed1" fo:font-size="96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paragraph-properties fo:line-height="100%"/>
    </style:style>
    <style:style style:name="P5" style:family="paragraph">
      <style:paragraph-properties fo:line-height="100%"/>
      <style:text-properties fo:color="#333333" style:font-name="Droid Sans1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666666" style:font-name="Droid Sans1" fo:font-size="8pt" style:font-size-asian="8pt" style:font-size-complex="8pt"/>
    </style:style>
    <style:style style:name="T1" style:family="text">
      <style:text-properties style:font-name="CMU Sans Serif Demi Condensed1" fo:font-size="96pt" style:font-size-asian="96pt" style:font-size-complex="9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333333" style:font-name="Droid Sans1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666666" style:font-name="Droid Sans1" fo:font-size="8pt" fo:font-style="normal" style:font-size-asian="8pt" style:font-style-asian="normal" style:font-size-complex="8pt" style:font-style-complex="normal"/>
    </style:style>
    <style:style style:name="T5" style:family="text">
      <style:text-properties fo:color="#666666" style:font-name="Droid Sans1"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color="#666666" style:font-name="Droid Sans1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39cm" svg:height="14.478cm" svg:x="1cm" svg:y="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41cm" svg:height="7.239cm" svg:x="6.539cm" svg:y="1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4cm" svg:height="14.478cm" svg:x="12.079cm" svg:y="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41cm" svg:height="7.239cm" svg:x="17.619cm" svg:y="1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39cm" svg:height="14.478cm" svg:x="23.159cm" svg:y="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41cm" svg:height="7.239cm" svg:x="6.539cm" svg:y="8.239cm">
          <text:p text:style-name="P3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41cm" svg:height="7.239cm" svg:x="17.619cm" svg:y="8.239cm">
          <text:p text:style-name="P3">9</text:p>
          <draw:enhanced-geometry svg:viewBox="0 0 21600 21600" draw:type="rectangle" draw:enhanced-path="M 0 0 L 21600 0 21600 21600 0 21600 0 0 Z N"/>
        </draw:custom-shape>
        <draw:path draw:style-name="gr3" draw:layer="layout" svg:width="0cm" svg:height="0cm" svg:x="1.027cm" svg:y="0.567cm" svg:viewBox="0 0 0 0" svg:d="m0 0zm0 0zm0 0zm0 0zm0 0z">
          <text:p/>
        </draw:path>
        <draw:g>
          <draw:path draw:style-name="Icon" draw:layer="layout" svg:width="0.437cm" svg:height="0.761cm" svg:x="5.831cm" svg:y="14.462cm" svg:viewBox="0 0 438 762" svg:d="m369 492c220-344-154-492-154-492 96 77 130 341-46 344-125 3-104-127-90-154-14 19-109 181-69 344s276 228 276 228c-49-142 45-211 83-270z">
            <text:p/>
          </draw:path>
          <draw:path draw:style-name="Icon" draw:layer="layout" svg:width="0.23cm" svg:height="0.463cm" svg:x="6.142cm" svg:y="14.752cm" svg:viewBox="0 0 231 464" svg:d="m156 0c20 35-20 181-78 248-109 124-75 187-66 216 1-3 15-18 115-84 216-142 29-380 29-380z">
            <text:p/>
          </draw:path>
        </draw:g>
        <draw:path draw:style-name="gr3" draw:layer="layout" svg:width="0.001cm" svg:height="0.002cm" svg:x="5.229cm" svg:y="4.965cm" svg:viewBox="0 0 2 3" svg:d="m2 3c-2-1-2-2-2-3-1 3 2 3 2 3z">
          <text:p/>
        </draw:path>
        <draw:path draw:style-name="gr3" draw:layer="layout" svg:width="0.005cm" svg:height="0.007cm" svg:x="4.495cm" svg:y="3.322cm" svg:viewBox="0 0 6 8" svg:d="m0 8c3-5 6-8 6-8-3 2-5 4-6 8z">
          <text:p/>
        </draw:path>
        <draw:path draw:style-name="gr4" draw:layer="layout" svg:width="0.542cm" svg:height="0.761cm" svg:x="11.343cm" svg:y="7.254cm" svg:viewBox="0 0 543 762" svg:d="m230 59v21h94v-33h27c0-21 22-47 55-47 31 0 60 24 60 60 0 18-9 33-19 38 36 13 84 57 93 83 14 26-23 47-41 22-19-26-39-57-101-72v26c25 5 95 45 95 123v452c0 11-5 30-28 30h-205c-24 0-29-19-29-30v-452c0-78 67-118 93-123v-31h-94v19l-230 34v-153zm177 24c14 0 26-12 27-26-1-14-13-26-27-26-15 0-26 12-26 26s11 26 26 26z">
          <text:p/>
        </draw:path>
        <draw:frame draw:style-name="gr5" draw:layer="layout" svg:width="2.229cm" svg:height="0.725cm" svg:x="1cm" svg:y="1.006cm">
          <draw:text-box>
            <text:p>Problem</text:p>
          </draw:text-box>
        </draw:frame>
        <draw:frame draw:style-name="gr6" draw:layer="layout" svg:width="3.094cm" svg:height="0.725cm" svg:x="6.596cm" svg:y="1.054cm">
          <draw:text-box>
            <text:p>Rozwiązanie</text:p>
          </draw:text-box>
        </draw:frame>
        <draw:frame draw:style-name="gr7" draw:layer="layout" svg:width="5.249cm" svg:height="0.725cm" svg:x="12.134cm" svg:y="1.054cm">
          <draw:text-box>
            <text:p>Unikalna wartość oferty</text:p>
          </draw:text-box>
        </draw:frame>
        <draw:path draw:style-name="gr4" draw:layer="layout" svg:width="0.705cm" svg:height="0.761cm" svg:x="16.664cm" svg:y="14.462cm" svg:viewBox="0 0 706 762" svg:d="m295 383 31 45h59l28-45-29-47h-59zm24 358v-101l-59 32-30-16v-36l88-47v-66l-65 38v-70l-61 34v95l-33 19-27-17v-64l-92 49-40-15v-41l96-50-60-29v-36l35-18 86 48 61-33-2-1-61-34 60-35-61-33-87 49-32-16v-36l59-32-94-48v-41l36-17 92 50v-64l28-18 34 19v97l62 33v-68l66 33v-66l-88-47v-36l30-16 59 32v-101l34-21 34 21v101l61-33 31 20v31l-91 49v66l62-36v72l64-33v-104l30-13 33 13v67l96-49 33 19v38l-93 50 57 31v35l-30 16-88-50-62 38 60 35-62 34 64 31 88-47 29 19v34l-55 30 88 50v40l-37 16-88-47v63l-32 16-30-16v-95l-65-36v67l-62-36v66l88 47v37l-30 15-59-32v101l-34 21z">
          <text:p/>
        </draw:path>
        <draw:custom-shape draw:style-name="gr2" draw:text-style-name="P3" draw:layer="layout" svg:width="13.854cm" svg:height="4.572cm" svg:x="1cm" svg:y="15.441cm">
          <text:p text:style-name="P3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835cm" svg:height="4.572cm" svg:x="14.865cm" svg:y="15.441cm">
          <text:p text:style-name="P3">6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4.434cm" svg:height="0.725cm" svg:x="17.619cm" svg:y="1.054cm">
          <draw:text-box>
            <text:p>Unikalna Przewaga</text:p>
          </draw:text-box>
        </draw:frame>
        <draw:frame draw:style-name="gr9" draw:layer="layout" svg:width="3.958cm" svg:height="1.199cm" svg:x="23.166cm" svg:y="1.054cm">
          <draw:text-box>
            <text:p>Rodzaje klientów<text:line-break/><text:span text:style-name="T2">(segmenty)</text:span></text:p>
          </draw:text-box>
        </draw:frame>
        <draw:frame draw:style-name="gr10" draw:layer="layout" svg:width="4.053cm" svg:height="0.725cm" svg:x="6.614cm" svg:y="8.239cm">
          <draw:text-box>
            <text:p>Kluczowe metryki</text:p>
          </draw:text-box>
        </draw:frame>
        <draw:frame draw:style-name="gr11" draw:layer="layout" svg:width="1.921cm" svg:height="0.725cm" svg:x="17.619cm" svg:y="8.239cm">
          <draw:text-box>
            <text:p>Kanały</text:p>
          </draw:text-box>
        </draw:frame>
        <draw:frame draw:style-name="gr12" draw:text-style-name="P5" draw:layer="layout" svg:width="4.136cm" svg:height="0.725cm" svg:x="1cm" svg:y="15.5cm">
          <draw:text-box>
            <text:p text:style-name="P4"><text:span text:style-name="T3">Struktura kosztów</text:span></text:p>
          </draw:text-box>
        </draw:frame>
        <draw:frame draw:style-name="gr13" draw:layer="layout" svg:width="4.357cm" svg:height="0.725cm" svg:x="14.865cm" svg:y="15.441cm">
          <draw:text-box>
            <text:p>Źródła przychodów</text:p>
          </draw:text-box>
        </draw:frame>
        <draw:g>
          <draw:path draw:style-name="gr14" draw:layer="layout" svg:width="0.135cm" svg:height="0.125cm" svg:x="27.813cm" svg:y="14.462cm" svg:viewBox="0 0 136 126" svg:d="m68 126c38 0 68-28 68-63s-30-63-68-63-68 28-68 63 31 63 68 63z">
            <text:p/>
          </draw:path>
          <draw:path draw:style-name="gr4" draw:layer="layout" svg:width="0.415cm" svg:height="0.209cm" svg:x="27.702cm" svg:y="14.602cm" svg:viewBox="0 0 416 210" svg:d="m0 210h60l35-123h15l-35 123h212l-39-123h16l20 60c9 25 34 31 52 9l73-81c23-28-19-57-42-33l-43 48c0 1-9-26-9-26-9-32-42-64-92-64h-93c-43 0-79 36-86 58z">
            <text:p/>
          </draw:path>
          <draw:polygon draw:style-name="gr14" draw:layer="layout" svg:width="0.06cm" svg:height="0.125cm" svg:x="28.091cm" svg:y="14.52cm" svg:viewBox="0 0 61 126" draw:points="61,126 61,0 0,0 0,126">
            <text:p/>
          </draw:polygon>
          <draw:path draw:style-name="gr14" draw:layer="layout" svg:width="0.135cm" svg:height="0.125cm" svg:x="28.289cm" svg:y="14.463cm" svg:viewBox="0 0 136 126" svg:d="m68 126c38 0 68-28 68-63s-30-63-68-63-68 28-68 63 31 63 68 63z">
            <text:p/>
          </draw:path>
          <draw:path draw:style-name="gr14" draw:layer="layout" svg:width="0.407cm" svg:height="0.621cm" svg:x="28.086cm" svg:y="14.602cm" svg:viewBox="0 0 408 622" svg:d="m357 581v-347h51v-190c0-25-25-44-59-44h-159c-32 0-40 10-49 17l-133 148c-27 31 21 67 49 39l127-141v519c0 53 79 54 79 2v-295h15v293c1 52 79 53 79-1z">
            <text:p/>
          </draw:path>
          <draw:polygon draw:style-name="gr14" draw:layer="layout" svg:width="0.868cm" svg:height="0.071cm" svg:x="27.663cm" svg:y="14.826cm" svg:viewBox="0 0 869 72" draw:points="869,72 869,0 0,0 0,72">
            <text:p/>
          </draw:polygon>
        </draw:g>
        <draw:path draw:style-name="gr4" draw:layer="layout" svg:width="0.813cm" svg:height="0.761cm" svg:x="11.097cm" svg:y="14.462cm" svg:viewBox="0 0 814 762" svg:d="m316 460 46 43 81 9 13 75 84 12 7 77 86 11 9 75 163-11 9-152-321-297c0 0 50-128-68-236s-278-66-353 3c-69 65-116 220-8 321 126 116 252 70 252 70zm462 153-2 44-328-304 24-23zm-660-502c51-46 117-59 150-29s17 91-32 137-118 60-150 30-17-92 32-138z">
          <text:p/>
        </draw:path>
        <draw:path draw:style-name="gr4" draw:layer="layout" svg:width="0.705cm" svg:height="0.761cm" svg:x="22.367cm" svg:y="14.462cm" svg:viewBox="0 0 706 762" svg:d="m233 0c5 0 11 0 16 0-2 15-4 31-6 48 18 0 36 0 55 0 18 0 37 0 55 0s36 0 54 0 37 0 55 0c-2-17-3-33-5-48 5 0 9 0 15 0 2 15 4 31 6 48 3 18 6 38 8 59 4 19 7 40 9 61 4 24 8 50 12 77 3 26 7 53 12 81 4 33 8 68 13 105 6 35 11 73 16 112 8 47 14 97 22 151 3 21 6 44 11 68-10 0-21 0-30 0-3-24-6-47-8-68-32 0-64 0-95 0s-64 0-95 0-64 0-95 0-63 0-95 0c-4 21-6 44-9 68-10 0-19 0-29 0 3-24 7-47 10-68 7-54 15-104 21-151 5-39 11-77 16-112 5-37 11-72 15-105 4-28 9-55 12-81 4-27 7-53 11-77 3-21 6-42 8-61 3-21 7-41 9-59 2-17 5-33 6-48zm-14 0c-5 0-11 0-15 0-3 15-6 31-8 48-16 0-31 0-47 0-4 18-9 38-13 59 16 0 32 0 49 0-3 19-8 40-11 61-18 0-35 0-53 0-6 24-11 50-17 77 18 0 37 0 56 0-5 26-9 53-15 81-20 0-40 0-61 0-7 33-15 68-23 105 21 0 44 0 66 0-6 35-13 73-20 112-25 0-48 0-73 0-10 47-21 97-34 151 27 0 53 0 80 0-4 21-8 44-12 68 9 0 19 0 29 0 4-24 7-47 11-68 9-54 16-104 24-151 6-39 12-77 18-112 6-37 11-72 17-105 4-28 8-55 13-81 4-27 8-53 12-77 4-21 7-42 10-61 3-21 6-41 10-59 2-17 4-33 7-48zm282 0c-5 0-10 0-15 0 3 15 5 31 8 48 3 18 6 38 10 59 3 19 6 40 9 61 4 24 9 50 13 77 3 26 8 53 13 81 5 33 11 68 16 105 6 35 12 73 18 112 8 47 16 97 25 151 3 21 7 44 10 68 10 0 20 0 29 0-4-24-8-47-12-68 27 0 54 0 81 0-13-54-25-104-36-151-23 0-48 0-71 0-8-39-14-77-21-112 22 0 44 0 67 0-9-37-17-72-25-105-20 0-41 0-61 0-4-28-9-55-14-81 20 0 38 0 57 0-6-27-12-53-18-77-17 0-36 0-53 0-4-21-7-42-10-61 16 0 33 0 49 0-4-21-10-41-14-59-15 0-31 0-46 0-3-17-5-33-9-48zm-148 107c-19 0-40 0-59 0s-38 0-59 0c-2 19-4 40-7 61 21 0 41 0 62 0s41 0 63 0 42 0 62 0 42 0 62 0c-2-21-4-42-8-61-19 0-38 0-58 0s-39 0-58 0zm0 138c-23 0-45 0-68 0s-44 0-67 0c-3 26-6 53-10 81 24 0 49 0 72 0 25 0 48 0 73 0s48 0 71 0 49 0 73 0c-3-28-7-55-11-81-22 0-44 0-66 0s-45 0-67 0zm0 186c-27 0-53 0-79 0s-53 0-78 0c-5 35-10 73-15 112 29 0 57 0 86 0 28 0 57 0 86 0s56 0 85 0 57 0 86 0c-5-39-10-77-14-112-27 0-52 0-79 0-26 0-53 0-78 0z">
          <text:p/>
        </draw:path>
        <draw:path draw:style-name="gr14" draw:layer="layout" svg:width="0.461cm" svg:height="0.661cm" svg:x="22.503cm" svg:y="7.354cm" svg:viewBox="0 0 462 662" svg:d="m346 0v95h-57v-95h-116v95h-58v-95h-115v95 94l58 47v284l-58 47v95h462v-95l-58-47v-284l58-47v-94-95zm-57 520h-116v-142c0-26 26-47 58-47s58 21 58 47z">
          <text:p/>
        </draw:path>
        <draw:g>
          <draw:path draw:style-name="gr14" draw:layer="layout" svg:width="0.016cm" svg:height="0.022cm" svg:x="28.253cm" svg:y="19.276cm" svg:viewBox="0 0 17 23" svg:d="m0 0v23c11-1 17-7 17-12 0-6-7-10-17-11z">
            <text:p/>
          </draw:path>
          <draw:path draw:style-name="gr14" draw:layer="layout" svg:width="0.012cm" svg:height="0.02cm" svg:x="28.218cm" svg:y="19.228cm" svg:viewBox="0 0 13 21" svg:d="m0 11c0 4 3 8 13 10v-21c-7 1-13 6-13 11z">
            <text:p/>
          </draw:path>
          <draw:path draw:style-name="gr14" draw:layer="layout" svg:width="0.255cm" svg:height="0.242cm" svg:x="28.115cm" svg:y="19.142cm" svg:viewBox="0 0 256 243" svg:d="m127 0c-70 0-127 54-127 121s57 122 127 122 129-55 129-122-58-121-129-121zm11 178v14h-21v-14c-25-3-40-24-40-39h24c0 7 5 15 16 17v-26c-6-1-9-2-14-4-14-3-24-15-24-29s15-30 36-33v-13h23v13c25 3 38 20 38 37h-22c0-8-6-14-16-15v25c6 1 6 1 13 2 22 6 26 20 26 32 0 18-14 30-39 33z">
            <text:p/>
          </draw:path>
          <draw:path draw:style-name="gr14" draw:layer="layout" svg:width="0.705cm" svg:height="0.543cm" svg:x="27.799cm" svg:y="19.36cm" svg:viewBox="0 0 706 544" svg:d="m490 72c0 0-153-16-225 20 0 0-6-34-15-46s-30-30-32-46c0 0 0 22-12 36s-9 34-9 34c0 0-40-9-72 28s-21 39-41 44-64 0-64 0c0 0-20 29-20 55 0 27 16 49 16 49h42c0 0 15 52 92 52 0 0 4 66 27 104 25 39 41 131 41 141 0 11 36-88 36-88 0 0 55 31 150 31s148-24 148-24l34 82 39-90c0 0 81-23 81-177s-115-198-216-205zm42 76c0 0-34-13-97-13s-101 19-101 19l-16-38c0 0 59-18 124-18s110 18 110 18z">
            <text:p/>
          </draw:path>
        </draw:g>
        <draw:path draw:style-name="gr14" draw:layer="layout" svg:width="0.787cm" svg:height="0.761cm" svg:x="13.79cm" svg:y="19.142cm" svg:viewBox="0 0 788 762" svg:d="m574 119-95-119-333 224h134zm89 105-38-96-284 96zm20-12h55c15 0 25 12 25 26v163l24-12v-163c0-15-21-37-38-37h-75l8 22zm80 376v133c14-1 25-13 25-27v-118zm-711-376h4 68l35-23h-81v0c-60 0-78 0-78 71v475c0 14 16 27 31 27h681c16 0 32-12 32-27l-1-127-3 2h-62c-56 0-101-42-101-94s45-93 101-93h62l3-2v-159c0-14-15-26-31-26h-634c-2 0-4 0-6-1h-16c-7 0-12-5-12-12 0-5 3-9 8-11zm688 234h-62c-42 0-75 32-75 70s33 71 75 71h62l48-37-1-140zm-100 70c0-19 18-35 38-35s37 16 37 35-17 35-37 35-38-15-38-35z">
          <text:p/>
        </draw:path>
        <draw:frame draw:style-name="gr15" draw:text-style-name="P7" draw:layer="layout" svg:width="24.995cm" svg:height="0.569cm" svg:x="1.054cm" svg:y="20.021cm">
          <draw:text-box>
            <text:p text:style-name="P6"><text:span text:style-name="T4">Wersja PL Andy Brandt 2014 Based on &lt;</text:span><text:span text:style-name="T5"><text:a xlink:href="https://github.com/rodw/paper-forms/lean-canvas/" xlink:type="simple">https://github.com/rodw/paper-forms/lean-canvas/</text:a></text:span><text:span text:style-name="T6">&gt; - Licensed under the Creative Commons Attribution-Share Alike 3.0 Unported License (CC BY-SA 3.0).</text:span></text:p>
          </draw:text-box>
        </draw:frame>
        <draw:path draw:style-name="gr14" draw:layer="layout" svg:width="0.507cm" svg:height="0.507cm" svg:x="27.932cm" svg:y="20.049cm" svg:viewBox="0 0 508 508" svg:d="m253 0c71 0 132 25 181 74s74 109 74 180-25 130-73 178c-51 51-111 76-182 76-68 0-128-25-178-75s-75-110-75-179 25-129 75-180c49-49 109-74 178-74zm1 46c-57 0-106 20-146 61-41 42-62 91-62 147s20 105 61 146 90 61 147 61 106-20 148-62c40-38 60-87 60-145s-20-107-61-147c-40-41-89-61-147-61zm-113 172c5-31 17-55 38-72s45-26 74-26c39 0 71 13 95 39 23 25 35 58 35 98 0 39-12 72-37 98s-56 39-95 39c-29 0-53-9-74-26-21-18-34-42-38-74h64c2 31 20 46 56 46 18 0 32-7 43-23 11-15 16-36 16-61 0-27-5-48-15-62s-24-21-43-21c-34 0-53 15-57 45h19l-51 50-50-50z">
          <text:p/>
        </draw:path>
        <draw:path draw:style-name="gr16" draw:layer="layout" svg:width="0.457cm" svg:height="0.457cm" svg:x="0.028cm" svg:y="0.026cm" svg:viewBox="0 0 458 458" svg:d="m458 229c0 126-103 229-229 229s-229-103-229-229 102-229 229-229 229 102 229 229z">
          <text:p/>
        </draw:path>
        <draw:path draw:style-name="gr14" draw:layer="layout" svg:width="0.507cm" svg:height="0.507cm" svg:x="26.716cm" svg:y="20.049cm" svg:viewBox="0 0 508 508" svg:d="m253 0c71 0 132 25 182 74 24 24 42 51 54 82s19 63 19 98-7 67-19 97-30 58-54 81c-25 25-53 43-84 56s-64 20-98 20-65-7-96-20c-31-12-58-31-82-55s-43-52-56-83-19-62-19-96 7-66 19-97 32-59 56-83c49-49 108-74 178-74zm1 46c-58 0-106 20-146 61-20 20-35 43-46 68s-16 51-16 79c0 27 5 53 16 79 11 25 26 47 46 67s42 35 67 45c26 11 52 16 79 16 28 0 54-5 79-16 26-10 49-26 70-46 39-38 59-87 59-145 0-28-5-55-15-80-11-25-26-47-45-67-41-41-90-61-148-61zm-3 166-34 17c-4-7-8-12-13-15-5-4-10-5-15-5-23 0-34 15-34 45 0 13 3 24 9 32 5 9 14 13 25 13 15 0 25-8 31-22l32 16c-7 12-16 22-28 29s-25 11-39 11c-23 0-41-7-55-21s-21-33-21-58c0-24 7-44 21-58s32-21 54-21c31 0 53 12 67 37zm147 0-34 17c-4-7-8-12-13-15-6-4-11-5-15-5-23 0-35 15-35 45 0 13 3 24 9 32s14 13 26 13c14 0 25-8 31-22l31 16c-6 12-16 22-28 29s-24 11-38 11c-23 0-41-7-55-21s-21-33-21-58c0-24 7-44 21-58s32-21 53-21c32 0 54 12 68 37z">
          <text:p/>
        </draw:path>
        <draw:path draw:style-name="gr14" draw:layer="layout" svg:width="0.507cm" svg:height="0.507cm" svg:x="27.324cm" svg:y="20.049cm" svg:viewBox="0 0 508 508" svg:d="m253 0c72 0 132 25 181 74s74 109 74 180-25 131-73 178c-51 51-112 76-182 76-68 0-128-25-178-75s-75-110-75-179 25-130 75-180c49-49 108-74 178-74zm1 46c-57 0-106 20-146 61-41 42-62 91-62 147s20 105 61 146 90 61 147 61 106-20 148-62c40-38 60-86 60-145 0-58-20-107-61-147s-89-61-147-61zm68 145v104h-29v123h-78v-123h-29v-104c0-5 1-9 4-12s7-4 12-4h104c4 0 8 1 11 4s5 7 5 12zm-103-66c0-23 11-35 35-35s35 12 35 35c0 24-12 36-35 36s-35-12-35-3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MU Sans Serif Demi Condensed" svg:font-family="'CMU Sans Serif Demi Condensed'" style:font-family-generic="roman" style:font-pitch="variable"/>
    <style:font-face style:name="Droid Sans" svg:font-family="'Droid Sans'" style:font-family-generic="roman" style:font-pitch="variable"/>
    <style:font-face style:name="Times New Roman" svg:font-family="'Times New Roman'" style:font-family-generic="roman" style:font-pitch="variable"/>
    <style:font-face style:name="CMU Sans Serif Demi Condensed1" svg:font-family="'CMU Sans Serif Demi Condensed'" style:font-family-generic="swiss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textarea-horizontal-align="left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6e6e6" style:text-outline="false" style:text-line-through-style="none" style:text-position="0% 100%" style:font-name="CMU Sans Serif Demi Condensed1" fo:font-family="'CMU Sans Serif Demi Condensed'" style:font-family-generic="swiss" style:font-pitch="variable" fo:font-size="9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96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9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abel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ab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66666" style:text-outline="false" style:text-line-through-style="none" style:text-position="0% 100%" style:font-name="Droid Sans1" fo:font-family="'Droid Sans'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con" style:family="graphic" style:parent-style-name="standard">
      <style:graphic-properties draw:stroke="none" draw:stroke-dash="Dash_20_2" svg:stroke-width="0.035cm" svg:stroke-color="#c0c0c0" draw:marker-start-width="0.3cm" draw:marker-start-center="false" draw:marker-end-width="0.3cm" draw:marker-end-center="false" svg:stroke-opacity="100%" draw:stroke-linejoin="miter" draw:fill="solid" draw:fill-color="#666666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Icon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66666" style:text-outline="false" style:text-line-through-styl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umber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7.443cm" fo:min-width="3.64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Numbe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6e6e6" style:text-outline="false" style:text-line-through-style="none" style:text-position="0% 100%" style:font-name="CMU Sans Serif Demi Condensed1" fo:font-family="'CMU Sans Serif Demi Condensed'" style:font-family-generic="swiss" style:font-pitch="variable" fo:font-size="9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96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9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08T23:58:21</meta:creation-date>
    <dc:date>2014-05-12T22:57:28.222000000</dc:date>
    <meta:editing-duration>PT12H49M47S</meta:editing-duration>
    <meta:editing-cycles>22</meta:editing-cycles>
    <meta:generator>LibreOffice/4.1.5.3$Windows_x86 LibreOffice_project/1c1366bba2ba2b554cd2ca4d87c06da81c05d24</meta:generator>
    <dc:creator>Andy Brandt</dc:creator>
    <meta:printed-by>Andy Brandt</meta:printed-by>
    <meta:print-date>2014-05-12T22:25:31.116000000</meta:print-date>
    <meta:document-statistic meta:object-count="47"/>
  </office:meta>
</office:document-meta>
</file>